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Standard">
      <style:text-properties officeooo:rsid="0005fa00" officeooo:paragraph-rsid="0005fa00"/>
    </style:style>
    <style:style style:name="P12" style:family="paragraph" style:parent-style-name="Heading_20_1">
      <style:text-properties officeooo:rsid="0005fa00" officeooo:paragraph-rsid="0005fa00"/>
    </style:style>
    <style:style style:name="P13" style:family="paragraph" style:parent-style-name="Heading_20_1">
      <style:text-properties officeooo:rsid="001018f8" officeooo:paragraph-rsid="001018f8"/>
    </style:style>
    <style:style style:name="P14" style:family="paragraph" style:parent-style-name="Heading_20_3">
      <style:text-properties officeooo:rsid="004bc059" officeooo:paragraph-rsid="004bc059"/>
    </style:style>
    <style:style style:name="P15" style:family="paragraph" style:parent-style-name="Heading_20_3">
      <style:text-properties officeooo:rsid="004ef5d5" officeooo:paragraph-rsid="004ef5d5"/>
    </style:style>
    <style:style style:name="P16" style:family="paragraph" style:parent-style-name="Heading_20_3">
      <style:text-properties officeooo:rsid="0050cd1a" officeooo:paragraph-rsid="0050cd1a"/>
    </style:style>
    <style:style style:name="P17" style:family="paragraph" style:parent-style-name="Heading_20_3">
      <style:text-properties officeooo:rsid="0057cd4d" officeooo:paragraph-rsid="0057cd4d"/>
    </style:style>
    <style:style style:name="P18" style:family="paragraph" style:parent-style-name="Heading_20_3">
      <style:text-properties officeooo:rsid="00581376" officeooo:paragraph-rsid="00581376"/>
    </style:style>
    <style:style style:name="P19" style:family="paragraph" style:parent-style-name="Heading_20_2">
      <style:text-properties officeooo:rsid="003c4f57" officeooo:paragraph-rsid="003c4f57"/>
    </style:style>
    <style:style style:name="P20" style:family="paragraph" style:parent-style-name="Text_20_body" style:list-style-name="L1">
      <style:text-properties officeooo:paragraph-rsid="0009f3dd"/>
    </style:style>
    <style:style style:name="P21" style:family="paragraph" style:parent-style-name="Text_20_body" style:list-style-name="L1">
      <style:text-properties officeooo:rsid="000a453b" officeooo:paragraph-rsid="000a453b"/>
    </style:style>
    <style:style style:name="P22" style:family="paragraph" style:parent-style-name="Text_20_body" style:list-style-name="L1">
      <style:text-properties officeooo:rsid="0007dc26" officeooo:paragraph-rsid="0007dc26"/>
    </style:style>
    <style:style style:name="P23" style:family="paragraph" style:parent-style-name="Text_20_body" style:list-style-name="L1">
      <style:text-properties officeooo:rsid="00099eae" officeooo:paragraph-rsid="0009f3dd"/>
    </style:style>
    <style:style style:name="P24" style:family="paragraph" style:parent-style-name="Text_20_body" style:list-style-name="L1">
      <style:text-properties officeooo:rsid="00099eae" officeooo:paragraph-rsid="00099eae"/>
    </style:style>
    <style:style style:name="P25" style:family="paragraph" style:parent-style-name="Text_20_body" style:list-style-name="L1">
      <style:text-properties officeooo:rsid="0009f3dd" officeooo:paragraph-rsid="0009f3dd"/>
    </style:style>
    <style:style style:name="P26" style:family="paragraph" style:parent-style-name="Text_20_body" style:list-style-name="L1">
      <style:text-properties officeooo:rsid="0009f3dd" officeooo:paragraph-rsid="001018f8"/>
    </style:style>
    <style:style style:name="P27" style:family="paragraph" style:parent-style-name="Text_20_body" style:list-style-name="L1">
      <style:text-properties officeooo:rsid="000a1861" officeooo:paragraph-rsid="000a1861"/>
    </style:style>
    <style:style style:name="P28" style:family="paragraph" style:parent-style-name="Text_20_body" style:list-style-name="L2">
      <style:text-properties officeooo:rsid="001018f8" officeooo:paragraph-rsid="001018f8"/>
    </style:style>
    <style:style style:name="P29" style:family="paragraph" style:parent-style-name="Text_20_body" style:list-style-name="L2">
      <style:text-properties officeooo:rsid="001018f8" officeooo:paragraph-rsid="0013e4ca"/>
    </style:style>
    <style:style style:name="P30" style:family="paragraph" style:parent-style-name="Text_20_body" style:list-style-name="L2">
      <style:text-properties officeooo:rsid="001018f8" officeooo:paragraph-rsid="001fec8f"/>
    </style:style>
    <style:style style:name="P31" style:family="paragraph" style:parent-style-name="Text_20_body" style:list-style-name="L2">
      <style:text-properties officeooo:rsid="001018f8" officeooo:paragraph-rsid="0020f6da"/>
    </style:style>
    <style:style style:name="P32" style:family="paragraph" style:parent-style-name="Text_20_body" style:list-style-name="L2">
      <style:text-properties officeooo:rsid="001018f8" officeooo:paragraph-rsid="0022d533"/>
    </style:style>
    <style:style style:name="P33" style:family="paragraph" style:parent-style-name="Text_20_body" style:list-style-name="L4">
      <style:text-properties officeooo:rsid="001018f8" officeooo:paragraph-rsid="003c5bea"/>
    </style:style>
    <style:style style:name="P34" style:family="paragraph" style:parent-style-name="Text_20_body" style:list-style-name="L2">
      <style:text-properties officeooo:rsid="001454ff" officeooo:paragraph-rsid="0022d533"/>
    </style:style>
    <style:style style:name="P35" style:family="paragraph" style:parent-style-name="Text_20_body" style:list-style-name="L4">
      <style:text-properties officeooo:rsid="001454ff" officeooo:paragraph-rsid="003c5bea"/>
    </style:style>
    <style:style style:name="P36" style:family="paragraph" style:parent-style-name="Text_20_body" style:list-style-name="L2">
      <style:text-properties officeooo:rsid="0015c3d4" officeooo:paragraph-rsid="0022d533"/>
    </style:style>
    <style:style style:name="P37" style:family="paragraph" style:parent-style-name="Text_20_body" style:list-style-name="L4">
      <style:text-properties officeooo:rsid="0015c3d4" officeooo:paragraph-rsid="003c5bea"/>
    </style:style>
    <style:style style:name="P38" style:family="paragraph" style:parent-style-name="Text_20_body" style:list-style-name="L3">
      <style:text-properties officeooo:paragraph-rsid="0025fd96"/>
    </style:style>
    <style:style style:name="P39" style:family="paragraph" style:parent-style-name="Text_20_body" style:list-style-name="L3">
      <style:text-properties officeooo:paragraph-rsid="0037c8e2"/>
    </style:style>
    <style:style style:name="P40" style:family="paragraph" style:parent-style-name="Text_20_body" style:list-style-name="L3">
      <style:text-properties officeooo:rsid="0025fd96" officeooo:paragraph-rsid="0025fd96"/>
    </style:style>
    <style:style style:name="P41" style:family="paragraph" style:parent-style-name="Text_20_body" style:list-style-name="L3">
      <style:text-properties officeooo:rsid="0025fd96" officeooo:paragraph-rsid="002bb4ef"/>
    </style:style>
    <style:style style:name="P42" style:family="paragraph" style:parent-style-name="Text_20_body" style:list-style-name="L3">
      <style:text-properties officeooo:rsid="0025fd96" officeooo:paragraph-rsid="002701d0"/>
    </style:style>
    <style:style style:name="P43" style:family="paragraph" style:parent-style-name="Text_20_body" style:list-style-name="L3">
      <style:text-properties officeooo:rsid="0025fd96" officeooo:paragraph-rsid="0028df4b"/>
    </style:style>
    <style:style style:name="P44" style:family="paragraph" style:parent-style-name="Text_20_body" style:list-style-name="L3">
      <style:text-properties officeooo:rsid="0025fd96" officeooo:paragraph-rsid="002e711f"/>
    </style:style>
    <style:style style:name="P45" style:family="paragraph" style:parent-style-name="Text_20_body" style:list-style-name="L3">
      <style:text-properties officeooo:rsid="0025fd96" officeooo:paragraph-rsid="00362f2d"/>
    </style:style>
    <style:style style:name="P46" style:family="paragraph" style:parent-style-name="Text_20_body" style:list-style-name="L3">
      <style:text-properties officeooo:rsid="0025fd96" officeooo:paragraph-rsid="0037c8e2"/>
    </style:style>
    <style:style style:name="P47" style:family="paragraph" style:parent-style-name="Text_20_body" style:list-style-name="L3">
      <style:text-properties officeooo:rsid="0025fd96" officeooo:paragraph-rsid="00388779"/>
    </style:style>
    <style:style style:name="P48" style:family="paragraph" style:parent-style-name="Text_20_body" style:list-style-name="L3">
      <style:text-properties officeooo:rsid="0025fd96" officeooo:paragraph-rsid="003967d4"/>
    </style:style>
    <style:style style:name="P49" style:family="paragraph" style:parent-style-name="Text_20_body" style:list-style-name="L3">
      <style:text-properties officeooo:rsid="002701d0" officeooo:paragraph-rsid="002701d0"/>
    </style:style>
    <style:style style:name="P50" style:family="paragraph" style:parent-style-name="Text_20_body" style:list-style-name="L3">
      <style:text-properties officeooo:rsid="002701d0" officeooo:paragraph-rsid="00316d69"/>
    </style:style>
    <style:style style:name="P51" style:family="paragraph" style:parent-style-name="Text_20_body" style:list-style-name="L3">
      <style:text-properties officeooo:rsid="0028ce9a" officeooo:paragraph-rsid="0028ce9a"/>
    </style:style>
    <style:style style:name="P52" style:family="paragraph" style:parent-style-name="Text_20_body" style:list-style-name="L3">
      <style:text-properties officeooo:rsid="0028ce9a" officeooo:paragraph-rsid="0028df4b"/>
    </style:style>
    <style:style style:name="P53" style:family="paragraph" style:parent-style-name="Text_20_body" style:list-style-name="L3">
      <style:text-properties officeooo:rsid="0028df4b" officeooo:paragraph-rsid="0028df4b"/>
    </style:style>
    <style:style style:name="P54" style:family="paragraph" style:parent-style-name="Text_20_body" style:list-style-name="L3">
      <style:text-properties officeooo:rsid="0028df4b" officeooo:paragraph-rsid="00316d69"/>
    </style:style>
    <style:style style:name="P55" style:family="paragraph" style:parent-style-name="Text_20_body" style:list-style-name="L3">
      <style:text-properties officeooo:rsid="002bb4ef" officeooo:paragraph-rsid="002bb4ef"/>
    </style:style>
    <style:style style:name="P56" style:family="paragraph" style:parent-style-name="Text_20_body" style:list-style-name="L3">
      <style:text-properties officeooo:rsid="002bb4ef" officeooo:paragraph-rsid="002e6811"/>
    </style:style>
    <style:style style:name="P57" style:family="paragraph" style:parent-style-name="Text_20_body" style:list-style-name="L3">
      <style:text-properties officeooo:rsid="002bb4ef" officeooo:paragraph-rsid="002e711f"/>
    </style:style>
    <style:style style:name="P58" style:family="paragraph" style:parent-style-name="Text_20_body" style:list-style-name="L3">
      <style:text-properties officeooo:rsid="002bb4ef" officeooo:paragraph-rsid="00316d69"/>
    </style:style>
    <style:style style:name="P59" style:family="paragraph" style:parent-style-name="Text_20_body" style:list-style-name="L3">
      <style:text-properties officeooo:rsid="002bb4ef" officeooo:paragraph-rsid="003967d4"/>
    </style:style>
    <style:style style:name="P60" style:family="paragraph" style:parent-style-name="Text_20_body" style:list-style-name="L3">
      <style:text-properties officeooo:rsid="002e6811" officeooo:paragraph-rsid="002e711f"/>
    </style:style>
    <style:style style:name="P61" style:family="paragraph" style:parent-style-name="Text_20_body" style:list-style-name="L3">
      <style:text-properties officeooo:rsid="00362f2d" officeooo:paragraph-rsid="00362f2d"/>
    </style:style>
    <style:style style:name="P62" style:family="paragraph" style:parent-style-name="Text_20_body" style:list-style-name="L3">
      <style:text-properties officeooo:rsid="0037c8e2" officeooo:paragraph-rsid="0037c8e2"/>
    </style:style>
    <style:style style:name="P63" style:family="paragraph" style:parent-style-name="Text_20_body" style:list-style-name="L3">
      <style:text-properties officeooo:rsid="0037c8e2" officeooo:paragraph-rsid="00388779"/>
    </style:style>
    <style:style style:name="P64" style:family="paragraph" style:parent-style-name="Text_20_body" style:list-style-name="L3">
      <style:text-properties officeooo:rsid="003967d4" officeooo:paragraph-rsid="003967d4"/>
    </style:style>
    <style:style style:name="P65" style:family="paragraph" style:parent-style-name="Text_20_body" style:list-style-name="L4">
      <style:text-properties officeooo:rsid="003c4f57" officeooo:paragraph-rsid="003c4f57"/>
    </style:style>
    <style:style style:name="P66" style:family="paragraph" style:parent-style-name="Text_20_body" style:list-style-name="L5">
      <style:text-properties officeooo:rsid="003f2515" officeooo:paragraph-rsid="003f2515"/>
    </style:style>
    <style:style style:name="P67" style:family="paragraph" style:parent-style-name="Text_20_body" style:list-style-name="L5">
      <style:text-properties officeooo:rsid="003f2515" officeooo:paragraph-rsid="004282dc"/>
    </style:style>
    <style:style style:name="P68" style:family="paragraph" style:parent-style-name="Text_20_body" style:list-style-name="L5">
      <style:text-properties officeooo:rsid="003f2515" officeooo:paragraph-rsid="00439c28"/>
    </style:style>
    <style:style style:name="P69" style:family="paragraph" style:parent-style-name="Text_20_body" style:list-style-name="L5">
      <style:text-properties officeooo:rsid="003f2515" officeooo:paragraph-rsid="0047a937"/>
    </style:style>
    <style:style style:name="P70" style:family="paragraph" style:parent-style-name="Text_20_body" style:list-style-name="L5">
      <style:text-properties officeooo:rsid="003f2515" officeooo:paragraph-rsid="0048a425"/>
    </style:style>
    <style:style style:name="P71" style:family="paragraph" style:parent-style-name="Text_20_body" style:list-style-name="L5">
      <style:text-properties officeooo:rsid="0041ea81" officeooo:paragraph-rsid="0041ea81"/>
    </style:style>
    <style:style style:name="P72" style:family="paragraph" style:parent-style-name="Text_20_body" style:list-style-name="L5">
      <style:text-properties officeooo:rsid="0041ea81" officeooo:paragraph-rsid="004282dc"/>
    </style:style>
    <style:style style:name="P73" style:family="paragraph" style:parent-style-name="Text_20_body" style:list-style-name="L5">
      <style:text-properties officeooo:rsid="0041ea81" officeooo:paragraph-rsid="00439c28"/>
    </style:style>
    <style:style style:name="P74" style:family="paragraph" style:parent-style-name="Text_20_body" style:list-style-name="L5">
      <style:text-properties officeooo:rsid="004282dc" officeooo:paragraph-rsid="00456c83"/>
    </style:style>
    <style:style style:name="P75" style:family="paragraph" style:parent-style-name="Text_20_body" style:list-style-name="L5">
      <style:text-properties officeooo:rsid="004282dc" officeooo:paragraph-rsid="004282dc"/>
    </style:style>
    <style:style style:name="P76" style:family="paragraph" style:parent-style-name="Text_20_body" style:list-style-name="L5">
      <style:text-properties officeooo:rsid="004282dc" officeooo:paragraph-rsid="00439c28"/>
    </style:style>
    <style:style style:name="P77" style:family="paragraph" style:parent-style-name="Text_20_body" style:list-style-name="L5">
      <style:text-properties officeooo:rsid="005b6956" officeooo:paragraph-rsid="005b6956"/>
    </style:style>
    <style:style style:name="P78" style:family="paragraph" style:parent-style-name="Text_20_body" style:list-style-name="L5">
      <style:text-properties officeooo:rsid="0048a425" officeooo:paragraph-rsid="0048a425"/>
    </style:style>
    <style:style style:name="P79" style:family="paragraph" style:parent-style-name="Text_20_body" style:list-style-name="L5">
      <style:text-properties officeooo:rsid="0049c18a" officeooo:paragraph-rsid="0049c18a"/>
    </style:style>
    <style:style style:name="P80" style:family="paragraph" style:parent-style-name="Text_20_body" style:list-style-name="L6">
      <style:text-properties officeooo:rsid="004bc059" officeooo:paragraph-rsid="004bc059"/>
    </style:style>
    <style:style style:name="P81" style:family="paragraph" style:parent-style-name="Text_20_body" style:list-style-name="L6">
      <style:text-properties officeooo:rsid="004bc059" officeooo:paragraph-rsid="004beddd"/>
    </style:style>
    <style:style style:name="P82" style:family="paragraph" style:parent-style-name="Text_20_body" style:list-style-name="L6">
      <style:text-properties officeooo:rsid="004bc059" officeooo:paragraph-rsid="004d7cd7"/>
    </style:style>
    <style:style style:name="P83" style:family="paragraph" style:parent-style-name="Text_20_body" style:list-style-name="L6">
      <style:text-properties officeooo:rsid="004beddd" officeooo:paragraph-rsid="004beddd"/>
    </style:style>
    <style:style style:name="P84" style:family="paragraph" style:parent-style-name="Text_20_body" style:list-style-name="L6">
      <style:text-properties officeooo:rsid="004beddd" officeooo:paragraph-rsid="004d7cd7"/>
    </style:style>
    <style:style style:name="P85" style:family="paragraph" style:parent-style-name="Text_20_body" style:list-style-name="L6">
      <style:text-properties officeooo:rsid="004d7cd7" officeooo:paragraph-rsid="004d7cd7"/>
    </style:style>
    <style:style style:name="P86" style:family="paragraph" style:parent-style-name="Text_20_body" style:list-style-name="L6">
      <style:text-properties officeooo:rsid="004d86b8" officeooo:paragraph-rsid="004d86b8"/>
    </style:style>
    <style:style style:name="P87" style:family="paragraph" style:parent-style-name="Text_20_body" style:list-style-name="L6">
      <style:text-properties officeooo:rsid="004e13f9" officeooo:paragraph-rsid="004e13f9"/>
    </style:style>
    <style:style style:name="P88" style:family="paragraph" style:parent-style-name="Text_20_body" style:list-style-name="L6">
      <style:text-properties officeooo:rsid="004ef5d5" officeooo:paragraph-rsid="004ef5d5"/>
    </style:style>
    <style:style style:name="P89" style:family="paragraph" style:parent-style-name="Text_20_body" style:list-style-name="L6">
      <style:text-properties officeooo:rsid="0050cd1a" officeooo:paragraph-rsid="0050cd1a"/>
    </style:style>
    <style:style style:name="P90" style:family="paragraph" style:parent-style-name="Text_20_body" style:list-style-name="L7">
      <style:text-properties officeooo:rsid="0050cd1a" officeooo:paragraph-rsid="0050cd1a"/>
    </style:style>
    <style:style style:name="P91" style:family="paragraph" style:parent-style-name="Text_20_body" style:list-style-name="L7">
      <style:text-properties officeooo:rsid="0050cd1a" officeooo:paragraph-rsid="0053356f"/>
    </style:style>
    <style:style style:name="P92" style:family="paragraph" style:parent-style-name="Text_20_body" style:list-style-name="L7">
      <style:text-properties officeooo:rsid="0053356f" officeooo:paragraph-rsid="0053356f"/>
    </style:style>
    <style:style style:name="P93" style:family="paragraph" style:parent-style-name="Text_20_body" style:list-style-name="L7">
      <style:text-properties officeooo:rsid="00545cf6" officeooo:paragraph-rsid="00545cf6"/>
    </style:style>
    <style:style style:name="P94" style:family="paragraph" style:parent-style-name="Text_20_body" style:list-style-name="L7">
      <style:text-properties officeooo:rsid="00545cf6" officeooo:paragraph-rsid="00560dc3"/>
    </style:style>
    <style:style style:name="P95" style:family="paragraph" style:parent-style-name="Text_20_body" style:list-style-name="L7">
      <style:text-properties officeooo:rsid="00560dc3" officeooo:paragraph-rsid="00560dc3"/>
    </style:style>
    <style:style style:name="P96" style:family="paragraph" style:parent-style-name="Text_20_body" style:list-style-name="L8">
      <style:text-properties officeooo:rsid="0057cd4d" officeooo:paragraph-rsid="0057cd4d"/>
    </style:style>
    <style:style style:name="P97" style:family="paragraph" style:parent-style-name="Text_20_body" style:list-style-name="L9">
      <style:text-properties officeooo:rsid="00581376" officeooo:paragraph-rsid="00581376"/>
    </style:style>
    <style:style style:name="P98"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1">This documentation is designed for AHK developer who want to add some new elements.</text:p>
      <text:p text:style-name="P11"/>
      <text:h text:style-name="P12" text:outline-level="1">How to start</text:h>
      <text:p text:style-name="P1">This is a short introduction how to create new elements. We use an example of creating the element "Beep".</text:p>
      <text:list xml:id="list3002943282348294770" text:style-name="L1">
        <text:list-item>
          <text:p text:style-name="P21">Checkout sourcecode from GitHub.</text:p>
        </text:list-item>
        <text:list-item>
          <text:p text:style-name="P22">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2">Replace all occurences of "New_variable" to "Beep"</text:p>
            </text:list-item>
            <text:list-item>
              <text:p text:style-name="P23">In function Element_getIconPath_Action_<text:span text:style-name="T1">Beep</text:span>() replace New variable.png to Bullhorn.png</text:p>
            </text:list-item>
            <text:list-item>
              <text:p text:style-name="P24">In function Element_getCategory_Action_<text:span text:style-name="T1">Beep</text:span>() replace "Variable" to "Sound"</text:p>
            </text:list-item>
            <text:list-item>
              <text:p text:style-name="P23">In function Element_getParameters_Action_<text:span text:style-name="T1">Beep</text:span>() delete the parameter names and replace them by these:<text:line-break/><draw:frame text:anchor-type="as-char" svg:y="0.106cm" draw:z-index="5" draw:name="Form1" draw:style-name="gr4" draw:text-style-name="P98" svg:width="14.685cm" svg:height="0.251cm"><draw:text-box><text:p><text:span text:style-name="T43">return ["frequency", "duration"]</text:span></text:p></draw:text-box></draw:frame></text:p>
            </text:list-item>
            <text:list-item>
              <text:p text:style-name="P25">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98" svg:width="14.685cm" svg:height="2.241cm"><draw:text-box><text:p><text:span text:style-name="T43">Element_getParametrizationDetails_Action_Beep()</text:span></text:p><text:p><text:span text:style-name="T43">{</text:span></text:p><text:p><text:span text:style-name="T43"><text:tab/></text:span><text:span text:style-name="T43">parametersToEdit:=Object()</text:span></text:p><text:p><text:span text:style-name="T43"><text:tab/></text:span><text:span text:style-name="T43">parametersToEdit.push({type: "Label", label: lang("Frequency in Hz")})</text:span></text:p><text:p><text:span text:style-name="T43"><text:tab/></text:span><text:span text:style-name="T43">parametersToEdit.push({type: "edit", id: "frequency", default: 523, content: "Expression", WarnIfEmpty: true})</text:span></text:p><text:p><text:span text:style-name="T43"><text:tab/></text:span><text:span text:style-name="T43">parametersToEdit.push({type: "Label", label: lang("Duration in ms")})</text:span></text:p><text:p><text:span text:style-name="T43"><text:tab/></text:span><text:span text:style-name="T43">parametersToEdit.push({type: "edit", id: "duration", default: 150, content: "Expression", WarnIfEmpty: true})</text:span></text:p><text:p><text:span text:style-name="T43"><text:tab/></text:span><text:span text:style-name="T43">return parametersToEdit</text:span></text:p><text:p><text:span text:style-name="T43">}</text:span></text:p></draw:text-box></draw:frame></text:p>
            </text:list-item>
            <text:list-item>
              <text:p text:style-name="P26">Edit function Element_GenerateName_Action_Beep()<text:line-break/><draw:frame text:anchor-type="as-char" svg:y="0.106cm" draw:z-index="6" draw:name="Form1" draw:style-name="gr4" draw:text-style-name="P98" svg:width="14.685cm" svg:height="0.251cm"><draw:text-box><text:p><text:span text:style-name="T43">return % lang("Beep") " - " ElementParameters.frequency " " lang("Hz") " " ElementParameters.duration " " lang("ms")</text:span></text:p></draw:text-box></draw:frame></text:p>
            </text:list-item>
            <text:list-item>
              <text:p text:style-name="P26">Delete the contents of Element_run_Action_Beep() and edit it:</text:p>
              <text:list>
                <text:list-item>
                  <text:p text:style-name="P20"><text:span text:style-name="T1">Get both parameters and evaluate expressions:<text:line-break/></text:span><text:span text:style-name="T1"><draw:frame text:anchor-type="as-char" svg:y="0.106cm" draw:z-index="1" draw:name="Form1" draw:style-name="gr2" draw:text-style-name="P98" svg:width="14.685cm" svg:height="0.5cm"><draw:text-box><text:p><text:span text:style-name="T43">frequency:=x_evaluateExpression(Environment,ElementParameters.frequency)</text:span></text:p><text:p><text:span text:style-name="T43">duration:=x_evaluateExpression(Environment,ElementParameters.duration)</text:span></text:p></draw:text-box></draw:frame></text:span></text:p>
                </text:list-item>
                <text:list-item>
                  <text:p text:style-name="P25">Check whether the <text:span text:style-name="T42">expression could be evaluated and the</text:span> result is a number. If not, throw exception.<text:line-break/><text:soft-page-break/><draw:frame text:anchor-type="as-char" svg:y="0.106cm" draw:z-index="2" draw:name="Form1" draw:style-name="gr3" draw:text-style-name="P98" svg:width="14.685cm" svg:height="8.21cm"><draw:text-box><text:p><text:span text:style-name="T43">frequencyObj:=x_evaluateExpression(Environment,ElementParameters.frequency)</text:span></text:p><text:p><text:span text:style-name="T43">durationObj:=x_evaluateExpression(Environment,ElementParameters.duration)</text:span></text:p><text:p><text:span text:style-name="T43"><text:tab/></text:span></text:p><text:p><text:span text:style-name="T43">if (frequencyObj.error)</text:span></text:p><text:p><text:span text:style-name="T43">{</text:span></text:p><text:p><text:span text:style-name="T43"><text:s text:c="2"/></text:span><text:span text:style-name="T43">;On error, finish with exception and return</text:span></text:p><text:p><text:span text:style-name="T43"><text:s text:c="2"/></text:span><text:span text:style-name="T43">x_finish(Environment, "exception", lang("An error occured while parsing expression '%1%'", ElementParameters.frequency)) "`n" frequencyObj.error</text:span></text:p><text:p><text:span text:style-name="T43"><text:s text:c="2"/></text:span><text:span text:style-name="T43">return</text:span></text:p><text:p><text:span text:style-name="T43">}</text:span></text:p><text:p><text:span text:style-name="T43">if (durationObj.error)</text:span></text:p><text:p><text:span text:style-name="T43">{</text:span></text:p><text:p><text:span text:style-name="T43"><text:s text:c="2"/></text:span><text:span text:style-name="T43">;On error, finish with exception and return</text:span></text:p><text:p><text:span text:style-name="T43"><text:s text:c="2"/></text:span><text:span text:style-name="T43">x_finish(Environment, "exception", lang("An error occured while parsing expression '%1%'", ElementParameters.duration)) "`n" durationObj.error</text:span></text:p><text:p><text:span text:style-name="T43"><text:s text:c="2"/></text:span><text:span text:style-name="T43">return</text:span></text:p><text:p><text:span text:style-name="T43">}</text:span></text:p><text:p><text:span text:style-name="T43"><text:tab/></text:span></text:p><text:p><text:span text:style-name="T43">frequency:=frequencyObj.result</text:span></text:p><text:p><text:span text:style-name="T43">duration:=frequencyObj.result</text:span></text:p><text:p><text:span text:style-name="T43"/></text:p><text:p><text:span text:style-name="T43">if frequency is not number</text:span></text:p><text:p><text:span text:style-name="T43">{</text:span></text:p><text:p><text:span text:style-name="T43"><text:s text:c="2"/></text:span><text:span text:style-name="T43">;On error, finish with exception and return</text:span></text:p><text:p><text:span text:style-name="T43"><text:s text:c="2"/></text:span><text:span text:style-name="T43">x_finish(Environment, "exception", lang("%1% is not valid", lang("Frequency is not a number: '%1%'", frequency)))</text:span></text:p><text:p><text:span text:style-name="T43"><text:s text:c="2"/></text:span><text:span text:style-name="T43">return</text:span></text:p><text:p><text:span text:style-name="T43">}</text:span></text:p><text:p><text:span text:style-name="T43">if duration is not number</text:span></text:p><text:p><text:span text:style-name="T43">{</text:span></text:p><text:p><text:span text:style-name="T43"><text:s text:c="2"/></text:span><text:span text:style-name="T43">;On error, finish with exception and return</text:span></text:p><text:p><text:span text:style-name="T43"><text:s text:c="2"/></text:span><text:span text:style-name="T43">x_finish(Environment, "exception", lang("%1% is not valid", lang("Frequency is not a number: '%1%'", duration)))</text:span></text:p><text:p><text:span text:style-name="T43"><text:s text:c="2"/></text:span><text:span text:style-name="T43">return</text:span></text:p><text:p><text:span text:style-name="T43">}</text:span></text:p></draw:text-box></draw:frame></text:p>
                </text:list-item>
                <text:list-item>
                  <text:p text:style-name="P25">Beep<text:line-break/><draw:frame text:anchor-type="as-char" svg:y="0.106cm" draw:z-index="3" draw:name="Form1" draw:style-name="gr4" draw:text-style-name="P98" svg:width="14.685cm" svg:height="0.251cm"><draw:text-box><text:p><text:span text:style-name="T43">SoundBeep,% frequency,% duration</text:span></text:p></draw:text-box></draw:frame></text:p>
                </text:list-item>
                <text:list-item>
                  <text:p text:style-name="P25">Don't forget to call x_finish() before return<text:line-break/><draw:frame text:anchor-type="as-char" svg:y="0.106cm" draw:z-index="4" draw:name="Form1" draw:style-name="gr4" draw:text-style-name="P98" svg:width="14.685cm" svg:height="0.251cm"><draw:text-box><text:p><text:span text:style-name="T43">x_finish(Environment, "normal")</text:span></text:p></draw:text-box></draw:frame></text:p>
                </text:list-item>
              </text:list>
            </text:list-item>
          </text:list>
        </text:list-item>
        <text:list-item>
          <text:p text:style-name="P27"><text:span text:style-name="T4">Close</text:span> AutoHotFlow <text:span text:style-name="T4">and start script</text:span> "AutoHotFlow.ahk". <text:span text:style-name="T3">Ready!</text:span></text:p>
        </text:list-item>
      </text:list>
      <text:h text:style-name="P13"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844879491455068629" text:style-name="L2">
        <text:list-item>
          <text:p text:style-name="P28">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28">Element_getElementType_...() required<text:line-break/>There are four different element types "action", "condition", "loop", and "trigger"</text:p>
        </text:list-item>
        <text:list-item>
          <text:p text:style-name="P28">Element_getName_...() required<text:line-break/>Name of the element which will be shown to the user. Use function lang(...) to make it multilingual.</text:p>
        </text:list-item>
        <text:list-item>
          <text:p text:style-name="P28">Element_getIconPath_...() optional<text:line-break/>Specifies the path of the icon which will be shown on the element.</text:p>
        </text:list-item>
        <text:list-item>
          <text:p text:style-name="P28">Element_getCategory_...() required<text:line-break/>Specifies the category of the element. This allows to sort the elements in categories. You may optionally specify multiple categories by separating them with a "|"</text:p>
        </text:list-item>
        <text:list-item>
          <text:p text:style-name="P29">Element_getParameters_...() required<text:line-break/>Specifies which parameters will be saved to drive and loaded on next start of AHF. If you forget to specify them here, the parameters will be lost after restart of AHF.</text:p>
        </text:list-item>
        <text:list-item>
          <text:p text:style-name="P30">Element_getParametrizationDetails_...(<text:span text:style-name="T10">Environment</text:span>) required<text:line-break/>Specifies the details of the settings which can be made by user. See chapter TODO</text:p>
        </text:list-item>
        <text:list-item>
          <text:p text:style-name="P31"><text:soft-page-break/>Element_GenerateName_...(<text:span text:style-name="T11">Environment, ElementParameters</text:span>) recommended<text:line-break/>This function is called <text:span text:style-name="T6">to generate a default name of this function. </text:span>See chapter TODO</text:p>
        </text:list-item>
        <text:list-item>
          <text:p text:style-name="P34">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2">Element_run_...(<text:span text:style-name="T12">Environment, ElementParameters</text:span>) required for action, condition and loop<text:line-break/>This function will be called when the element is executing. See chapter TODO</text:p>
        </text:list-item>
        <text:list-item>
          <text:p text:style-name="P34">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36">Element_enable_...(<text:span text:style-name="T12">Environment, ElementParameters</text:span>) required for triggers<text:line-break/><text:span text:style-name="T5">This function will be called when the trigger is enabled. See chapter TODO</text:span></text:p>
        </text:list-item>
        <text:list-item>
          <text:p text:style-name="P36">Element_disable_...(<text:span text:style-name="T12">Environment, ElementParameters</text:span>) required for triggers<text:line-break/><text:span text:style-name="T5">This function will be called when the trigger is disabled. See chapter TODO</text:span></text:p>
        </text:list-item>
        <text:list-item>
          <text:p text:style-name="P36">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4310780457526391043" text:style-name="L3">
        <text:list-item>
          <text:p text:style-name="P40">type: Label<text:line-break/>Shows a read only string.</text:p>
          <text:list>
            <text:list-item>
              <text:p text:style-name="P40">label (recommended): string which will be shown</text:p>
            </text:list-item>
            <text:list-item>
              <text:p text:style-name="P40">size (optional): Set "small" for a small label.</text:p>
            </text:list-item>
          </text:list>
        </text:list-item>
        <text:list-item>
          <text:p text:style-name="P40">Type: Checkbox<text:line-break/>Shows a single checkbox.</text:p>
          <text:list>
            <text:list-item>
              <text:p text:style-name="P40">id (required): variable ID</text:p>
            </text:list-item>
            <text:list-item>
              <text:p text:style-name="P40">default (required): default value (true or false or -1 if "gray" is set)</text:p>
            </text:list-item>
            <text:list-item>
              <text:p text:style-name="P40">label (recommended): string which will be shown</text:p>
            </text:list-item>
            <text:list-item>
              <text:p text:style-name="P38"><text:span text:style-name="T13">gray (optional): Set True to </text:span>enable a third state that displays a gray checkmark instead of a black <text:span text:style-name="T13">one. The third state returns -1</text:span></text:p>
            </text:list-item>
          </text:list>
        </text:list-item>
        <text:list-item>
          <text:p text:style-name="P40">Type: "Radio"<text:line-break/>Shows a single checkbox.</text:p>
          <text:list>
            <text:list-item>
              <text:p text:style-name="P41"><text:soft-page-break/>id (required): variable ID</text:p>
            </text:list-item>
            <text:list-item>
              <text:p text:style-name="P41">default (required): default value (<text:span text:style-name="T14">1 for first radio element</text:span>).</text:p>
            </text:list-item>
            <text:list-item>
              <text:p text:style-name="P42">choices (required): array of strings which will be shown. The array length defines how many radios will be displayed.</text:p>
            </text:list-item>
          </text:list>
        </text:list-item>
        <text:list-item>
          <text:p text:style-name="P49">Type: Edit<text:line-break/>Shows an edit field. If the content parameter is set, the edit field can will show an information symbol and warn if user enters wrong data.</text:p>
          <text:list>
            <text:list-item>
              <text:p text:style-name="P43">id (required): <text:span text:style-name="T14">one or two </text:span>variable ID<text:span text:style-name="T14">s. If StringOrExpression is set, the second parameter is the selection whether string or expression. Otherwise if two variables are set, two edit fields will be shown side by side (but parameters multiline, warnifempty and useupdown will have no effect).</text:span></text:p>
            </text:list-item>
            <text:list-item>
              <text:p text:style-name="P51">default (<text:span text:style-name="T14">recommended</text:span>): default value or values (depending on the count of id)</text:p>
            </text:list-item>
            <text:list-item>
              <text:p text:style-name="P49">content (recommended)</text:p>
              <text:list>
                <text:list-item>
                  <text:p text:style-name="P49">VariableName: If user enters an invalid variable name, a warning icon will appear</text:p>
                </text:list-item>
                <text:list-item>
                  <text:p text:style-name="P49">String</text:p>
                </text:list-item>
                <text:list-item>
                  <text:p text:style-name="P49">Expression: Will warn user if he enters percent signs</text:p>
                </text:list-item>
                <text:list-item>
                  <text:p text:style-name="P49">StringOrExpression: Lets user select whether this is a string of expression. The "id" parameter must have a second variable ID where the selection will be stored (1 if user selects string and 2 if user selects expression)</text:p>
                </text:list-item>
              </text:list>
            </text:list-item>
            <text:list-item>
              <text:p text:style-name="P52">multiline (optional): if true, the edit field will be bigger to fit multiple lines.</text:p>
            </text:list-item>
            <text:list-item>
              <text:p text:style-name="P53">WarnIfEmpty (optional): If set, user will be warned if the field is empty</text:p>
            </text:list-item>
            <text:list-item>
              <text:p text:style-name="P53">useupdown (optional): If true, arrows will be shown next to the edit field. It has only effect if conent is expression</text:p>
            </text:list-item>
            <text:list-item>
              <text:p text:style-name="P53">range (optional): It has only effect if useupdown is true. Set the numerical range of the updown arrows (e.g. 0-10 or -50-50). If not present it defaults to 0-100.</text:p>
            </text:list-item>
          </text:list>
        </text:list-item>
        <text:list-item>
          <text:p text:style-name="P55">Type: slider<text:line-break/>Shows a slider. Optionally with an edit field.</text:p>
          <text:list>
            <text:list-item>
              <text:p text:style-name="P41">id (required): variable ID</text:p>
            </text:list-item>
            <text:list-item>
              <text:p text:style-name="P41">default (required): default value</text:p>
            </text:list-item>
            <text:list-item>
              <text:p text:style-name="P55">allowExpression (optional): If true, a edit field will be shown next to the slider which allows the user to enter an expression.</text:p>
            </text:list-item>
          </text:list>
        </text:list-item>
        <text:list-item>
          <text:p text:style-name="P55">Type: DropDown<text:line-break/>Shows a dropdown field the user can select an entry from a dropdown menu.</text:p>
          <text:list>
            <text:list-item>
              <text:p text:style-name="P41">id (required): variable ID</text:p>
            </text:list-item>
            <text:list-item>
              <text:p text:style-name="P41">default (required): default value. <text:span text:style-name="T15">If result ist set to "number", the default parameter must be a number otherwise the text.</text:span></text:p>
            </text:list-item>
            <text:list-item>
              <text:p text:style-name="P41">choices (required): array of strings which will <text:span text:style-name="T17">the dropdown items</text:span>.</text:p>
            </text:list-item>
            <text:list-item>
              <text:p text:style-name="P56">result (required): </text:p>
              <text:list>
                <text:list-item>
                  <text:p text:style-name="P56">"number": the result will be the entry number. </text:p>
                </text:list-item>
                <text:list-item>
                  <text:p text:style-name="P56"><text:span text:style-name="T16">"string", the result will be the </text:span>entry text. </text:p>
                </text:list-item>
              </text:list>
            </text:list-item>
          </text:list>
        </text:list-item>
        <text:list-item>
          <text:p text:style-name="P60">Type: ComboBox<text:span text:style-name="T15"><text:line-break/></text:span><text:soft-page-break/><text:span text:style-name="T15">Shows a edit field with a dropdown menu where the user can enter any text or select an entry from a dropdown menu.</text:span></text:p>
          <text:list>
            <text:list-item>
              <text:p text:style-name="P44">id (required): variable ID</text:p>
            </text:list-item>
            <text:list-item>
              <text:p text:style-name="P44">default (required): default value. <text:span text:style-name="T15">If result ist set to "number", the default parameter must be a number otherwise the text.</text:span></text:p>
            </text:list-item>
            <text:list-item>
              <text:p text:style-name="P44">choices (required): array of strings which will <text:span text:style-name="T17">the dropdown items</text:span>.</text:p>
            </text:list-item>
            <text:list-item>
              <text:p text:style-name="P57">result (required): </text:p>
              <text:list>
                <text:list-item>
                  <text:p text:style-name="P57">"number": the result will be the <text:span text:style-name="T18">selected </text:span>entry number. <text:span text:style-name="T18">If user has entered any text which does not equal to any entry, the entered text will be the result.</text:span></text:p>
                </text:list-item>
                <text:list-item>
                  <text:p text:style-name="P58"><text:span text:style-name="T16">"string" the result will be the </text:span>entry text. </text:p>
                </text:list-item>
              </text:list>
            </text:list-item>
            <text:list-item>
              <text:p text:style-name="P50">content (recommended)</text:p>
              <text:list>
                <text:list-item>
                  <text:p text:style-name="P50">VariableName: If user enters an invalid variable name, a warning icon will appear</text:p>
                </text:list-item>
                <text:list-item>
                  <text:p text:style-name="P50">String</text:p>
                </text:list-item>
                <text:list-item>
                  <text:p text:style-name="P50">Expression: Will warn user if he enters percent signs</text:p>
                </text:list-item>
              </text:list>
            </text:list-item>
            <text:list-item>
              <text:p text:style-name="P54">WarnIfEmpty (optional): If set, user will be warned if the field is empty</text:p>
            </text:list-item>
          </text:list>
        </text:list-item>
        <text:list-item>
          <text:p text:style-name="P61">Type: Hotkey<text:line-break/>Will show two fields. An edit field where the user can entry a hotkey name and a hotkey field where user can enter a hotkey.</text:p>
          <text:list>
            <text:list-item>
              <text:p text:style-name="P45">id (required): variable ID</text:p>
            </text:list-item>
            <text:list-item>
              <text:p text:style-name="P45">default (required): default value</text:p>
            </text:list-item>
          </text:list>
        </text:list-item>
        <text:list-item>
          <text:p text:style-name="P61">Type: Button<text:line-break/>Will goto a label if user clicks on the button</text:p>
          <text:list>
            <text:list-item>
              <text:p text:style-name="P45"><text:span text:style-name="T19">goto</text:span> (required): <text:span text:style-name="T19">Goto label.</text:span></text:p>
            </text:list-item>
          </text:list>
        </text:list-item>
        <text:list-item>
          <text:p text:style-name="P62">Type: file<text:line-break/>Provides an edit field where user can enter a file path. There is also a button which opens a file select dialog.</text:p>
          <text:list>
            <text:list-item>
              <text:p text:style-name="P46">id (required): variable ID</text:p>
            </text:list-item>
            <text:list-item>
              <text:p text:style-name="P46">default (required): default value</text:p>
            </text:list-item>
            <text:list-item>
              <text:p text:style-name="P39"><text:span text:style-name="T20">options (optional): Options parameter as in </text:span>FileSelectFile <text:span text:style-name="T20">command</text:span></text:p>
            </text:list-item>
            <text:list-item>
              <text:p text:style-name="P62">prompt (optional): Message which will be shown in the file select dialog</text:p>
            </text:list-item>
            <text:list-item>
              <text:p text:style-name="P62">filter (optional): File filter of the file select dialog</text:p>
            </text:list-item>
          </text:list>
        </text:list-item>
        <text:list-item>
          <text:p text:style-name="P62">Type: folder<text:line-break/>Provides an edit field where user can enter a folder path. There is also a button which opens a folder select dialog.</text:p>
          <text:list>
            <text:list-item>
              <text:p text:style-name="P46">id (required): variable ID</text:p>
            </text:list-item>
            <text:list-item>
              <text:p text:style-name="P46">default (required): default value</text:p>
            </text:list-item>
            <text:list-item>
              <text:p text:style-name="P39"><text:span text:style-name="T20">options (optional): Options parameter as in </text:span>FileSelect<text:span text:style-name="T20">Folder</text:span> <text:span text:style-name="T20">command</text:span></text:p>
            </text:list-item>
            <text:list-item>
              <text:p text:style-name="P62">prompt (optional): Message which will be shown in the folder select dialog</text:p>
            </text:list-item>
          </text:list>
        </text:list-item>
        <text:list-item>
          <text:p text:style-name="P63">Type: Weekdays<text:line-break/><text:span text:style-name="T21">Shows seven checkboxes which allows user to select weekdays. The result is a string with </text:span><text:soft-page-break/><text:span text:style-name="T21">selected numbers 1 to 7 (e.g. if user select monday - friday, the result ist "12345")</text:span></text:p>
          <text:list>
            <text:list-item>
              <text:p text:style-name="P47">id (required): variable ID</text:p>
            </text:list-item>
            <text:list-item>
              <text:p text:style-name="P47">default (required): default value</text:p>
            </text:list-item>
          </text:list>
        </text:list-item>
        <text:list-item>
          <text:p text:style-name="P64">Type: listbox<text:line-break/>Shows a listbox where user can select one or multiple elements. <text:span text:style-name="T23">The result is a array of numbers or strings.</text:span></text:p>
          <text:list>
            <text:list-item>
              <text:p text:style-name="P48">id (required): variable ID</text:p>
            </text:list-item>
            <text:list-item>
              <text:p text:style-name="P48">default (required): default value</text:p>
            </text:list-item>
            <text:list-item>
              <text:p text:style-name="P64">multi (optional): allows user to select multiple entries. Otherwise only one entry can be selected.</text:p>
            </text:list-item>
            <text:list-item>
              <text:p text:style-name="P64">sort (optional): sorts all entries</text:p>
            </text:list-item>
            <text:list-item>
              <text:p text:style-name="P59">result (<text:span text:style-name="T22">recommended</text:span>): <text:line-break/><text:span text:style-name="T22">if omitted, it defaults to "number"</text:span></text:p>
              <text:list>
                <text:list-item>
                  <text:p text:style-name="P59">"number": the result will be the <text:span text:style-name="T18">selected </text:span>entry number <text:span text:style-name="T22">or numbers</text:span>.</text:p>
                </text:list-item>
                <text:list-item>
                  <text:p text:style-name="P59"><text:span text:style-name="T16">"string" the result will be the </text:span>entry text <text:span text:style-name="T23">or texts</text:span>. </text:p>
                </text:list-item>
              </text:list>
            </text:list-item>
          </text:list>
        </text:list-item>
      </text:list>
      <text:h text:style-name="P19"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8942234622590047654" text:style-name="L4">
        <text:list-item>
          <text:p text:style-name="P65">Execution functions: They are executed when the element is executed</text:p>
          <text:list>
            <text:list-item>
              <text:p text:style-name="P33">Element_run_...<text:span text:style-name="T25">(Environment, ElementParameters)</text:span></text:p>
            </text:list-item>
            <text:list-item>
              <text:p text:style-name="P35">Element_stop_...(<text:span text:style-name="T12">Environment, ElementParameters</text:span>)</text:p>
            </text:list-item>
            <text:list-item>
              <text:p text:style-name="P37">Element_postTrigger_...(<text:span text:style-name="T12">Environment, ElementParameters</text:span>)</text:p>
            </text:list-item>
          </text:list>
        </text:list-item>
        <text:list-item>
          <text:p text:style-name="P65">Trigger functions: They are executed when a trigger is enabled or disabled</text:p>
          <text:list>
            <text:list-item>
              <text:p text:style-name="P37">Element_<text:span text:style-name="T25">en</text:span>able_...(<text:span text:style-name="T12">Environment, ElementParameters</text:span>)</text:p>
            </text:list-item>
            <text:list-item>
              <text:p text:style-name="P37">Element_disable_...(<text:span text:style-name="T12">Environment, ElementParameters</text:span>)</text:p>
            </text:list-item>
          </text:list>
        </text:list-item>
        <text:list-item>
          <text:p text:style-name="P65">Editor functions: They are executed when an element is edited. </text:p>
          <text:list>
            <text:list-item>
              <text:p text:style-name="P33">Element_getParametrizationDetails_...<text:span text:style-name="T24">(Environment)</text:span></text:p>
            </text:list-item>
            <text:list-item>
              <text:p text:style-name="P33">Element_GenerateName_...<text:span text:style-name="T24">(Environment, ElementParameters)</text:span></text:p>
            </text:list-item>
            <text:list-item>
              <text:p text:style-name="P35">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3882072486557200001" text:style-name="L5">
        <text:list-item>
          <text:p text:style-name="P66">x_GetVariable(Environment, <text:span text:style-name="T27">p_</text:span>Varname, p_hidden = False)<text:line-break/>Retrieves a variable content.</text:p>
          <text:list>
            <text:list-item>
              <text:p text:style-name="P66"><text:soft-page-break/><text:span text:style-name="T27">p_</text:span>Varname (required)</text:p>
            </text:list-item>
            <text:list-item>
              <text:p text:style-name="P71">p_hidden (optional): See TODO</text:p>
            </text:list-item>
          </text:list>
        </text:list-item>
        <text:list-item>
          <text:p text:style-name="P74">x_getVariableType(Environment, p_Varname, p_hidden = False)<text:line-break/><text:span text:style-name="T29">Retrieves the variable type of a existing variable. It can return BuiltIn, </text:span>Loop, Thread, Instance, Static or Global.</text:p>
          <text:list>
            <text:list-item>
              <text:p text:style-name="P67"><text:span text:style-name="T27">p_</text:span>Varname (required)</text:p>
            </text:list-item>
            <text:list-item>
              <text:p text:style-name="P72">p_hidden (optional): See TODO</text:p>
            </text:list-item>
          </text:list>
        </text:list-item>
        <text:list-item>
          <text:p text:style-name="P75">x_SetVariable(Environment, p_Varname, p_Value, p_destination="", p_hidden = False)<text:line-break/><text:span text:style-name="T30">Create a new variable or overwrite a existing variable.</text:span></text:p>
          <text:list>
            <text:list-item>
              <text:p text:style-name="P67"><text:span text:style-name="T27">p_</text:span>Varname (required)</text:p>
            </text:list-item>
            <text:list-item>
              <text:p text:style-name="P67"><text:span text:style-name="T27">p_Value</text:span> (required)</text:p>
            </text:list-item>
            <text:list-item>
              <text:p text:style-name="P67"><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73">p_hidden (optional): See TODO</text:p>
            </text:list-item>
          </text:list>
        </text:list-item>
        <text:list-item>
          <text:p text:style-name="P76"><text:span text:style-name="T28">x_DeleteVariable</text:span>(Environment, p_Varname, p_hidden = False)<text:line-break/><text:span text:style-name="T31">Delete a variable.</text:span></text:p>
          <text:list>
            <text:list-item>
              <text:p text:style-name="P68"><text:span text:style-name="T27">p_</text:span>Varname (required)</text:p>
            </text:list-item>
            <text:list-item>
              <text:p text:style-name="P73">p_hidden (optional): See TODO</text:p>
            </text:list-item>
          </text:list>
        </text:list-item>
        <text:list-item>
          <text:p text:style-name="P69">x_replaceVariables(Environment, <text:span text:style-name="T27">p_</text:span>String, <text:span text:style-name="T27">p_</text:span>pars ="")<text:line-break/>Replaces variables in string which are enclosed by two percent signs. Returns the result string.</text:p>
          <text:list>
            <text:list-item>
              <text:p text:style-name="P69"><text:span text:style-name="T27">p_</text:span>String (required)</text:p>
            </text:list-item>
            <text:list-item>
              <text:p text:style-name="P69"><text:span text:style-name="T27">p_</text:span>pars (optional): Can contains following strings</text:p>
              <text:list>
                <text:list-item>
                  <text:p text:style-name="P66">ConvertObjectToString: If a variable is an object, it will be converted to string.</text:p>
                </text:list-item>
              </text:list>
            </text:list-item>
          </text:list>
        </text:list-item>
        <text:list-item>
          <text:p text:style-name="P69"><text:span text:style-name="T32">x_EvaluateExpression</text:span>(Environment, <text:span text:style-name="T27">p_</text:span>String)<text:line-break/><text:span text:style-name="T32">Evaluates an expression and returns the result and errors.</text:span></text:p>
          <text:list>
            <text:list-item>
              <text:p text:style-name="P69"><text:span text:style-name="T27">p_</text:span>String (required)</text:p>
            </text:list-item>
          </text:list>
        </text:list-item>
      </text:list>
      <text:p text:style-name="P10"><text:tab/><text:span text:style-name="T40">Return value is an object with following keys:</text:span></text:p>
      <text:list xml:id="list165911631101641" text:continue-numbering="true" text:style-name="L5">
        <text:list-item>
          <text:list>
            <text:list-item>
              <text:p text:style-name="P77">result: Result of the expression. If an error occured, this key will be absent</text:p>
            </text:list-item>
            <text:list-item>
              <text:p text:style-name="P77">error: Array of <text:span text:style-name="T41">strings which describe the e</text:span>rro<text:span text:style-name="T41">rs. If no error occured, this key will be absent</text:span></text:p>
            </text:list-item>
          </text:list>
        </text:list-item>
        <text:list-item>
          <text:p text:style-name="P78">x_CheckVariableName(p_Varname)<text:line-break/><text:span text:style-name="T33">Checks whether a variable name is valid.</text:span></text:p>
          <text:list>
            <text:list-item>
              <text:p text:style-name="P70"><text:span text:style-name="T27">p_</text:span>Varname (required)</text:p>
            </text:list-item>
          </text:list>
        </text:list-item>
        <text:list-item>
          <text:p text:style-name="P79">x_GetListOfAllVars(Environment)<text:line-break/>Returns an array with all existing variables</text:p>
        </text:list-item>
        <text:list-item>
          <text:p text:style-name="P79">x_GetListOfLoopVars(Environment)<text:line-break/>Returns an array with all existing loop variables.</text:p>
        </text:list-item>
        <text:list-item>
          <text:p text:style-name="P79">x_GetListOfThreadVars(Environment)<text:line-break/><text:soft-page-break/>Returns an array with all existing thread variables.</text:p>
        </text:list-item>
        <text:list-item>
          <text:p text:style-name="P79">x_GetListOfInstanceVars(Environment)<text:line-break/>Returns an array with all existing instance variables.</text:p>
        </text:list-item>
        <text:list-item>
          <text:p text:style-name="P79">x_GetListOfStaticVars(Environment)<text:line-break/>Returns an array with all existing static variables.</text:p>
        </text:list-item>
        <text:list-item>
          <text:p text:style-name="P79">x_GetListOfGlobalVars(Environment)<text:line-break/>Returns an array with all existing global variables.</text:p>
        </text:list-item>
        <text:list-item>
          <text:p text:style-name="P79">x_ExportAllInstanceVars(Environment)<text:line-break/>Exports all instance variables to an object. This returned value can be used to import the variables in an other instance using ImportInstanceVars().</text:p>
        </text:list-item>
        <text:list-item>
          <text:p text:style-name="P79">x_ImportInstanceVars(Environment, p_VarsToImport)<text:line-break/>Imports instance variables from object.</text:p>
        </text:list-item>
      </text:list>
      <text:h text:style-name="P14" text:outline-level="3">Execution API functions</text:h>
      <text:list xml:id="list3268700022348863043" text:style-name="L6">
        <text:list-item>
          <text:p text:style-name="P80">x_finish(Environment, p_Result, p_Message = "")<text:line-break/>This function must always be called when the execution of a element has finished.</text:p>
          <text:list>
            <text:list-item>
              <text:p text:style-name="P81">p_Result: Result of the execution. It can be "exception" if <text:span text:style-name="T34">an error occured. Depending on element type it can also have following results:</text:span></text:p>
              <text:list>
                <text:list-item>
                  <text:p text:style-name="P83">action: "normal": if the execution passed without errors</text:p>
                </text:list-item>
                <text:list-item>
                  <text:p text:style-name="P83">condition: "yes" or "no": Result of the condition</text:p>
                </text:list-item>
                <text:list-item>
                  <text:p text:style-name="P84">loop: "head" or "tail": The exit point of the loop. "head" means, the execution continues inside the loop. "tail" means, it exits the loop.</text:p>
                </text:list-item>
                <text:list-item>
                  <text:p text:style-name="P82">: <text:span text:style-name="T35">(empty) if the parameter is empty, the execution of this thread will be stopped.</text:span><text:line-break/></text:p>
                </text:list-item>
              </text:list>
            </text:list-item>
          </text:list>
        </text:list-item>
        <text:list-item>
          <text:p text:style-name="P83">x_getEntryPoint(Environment) (loop)<text:line-break/>This function returns "head", "tail" or "break" depending of where the loop was entered.</text:p>
        </text:list-item>
        <text:list-item>
          <text:p text:style-name="P83">x_InstanceStop(Environment)<text:line-break/>This function <text:span text:style-name="T35">stops</text:span> the whole instance.</text:p>
        </text:list-item>
        <text:list-item>
          <text:p text:style-name="P85">x_GetMyUniqueExecutionID(Environment)<text:line-break/>Returns a string which is unique during the execution of the current element. For example, it can be used as GUI name.</text:p>
        </text:list-item>
        <text:list-item>
          <text:p text:style-name="P85">x_GetMyEnvironmentFromExecutionID(p_ExecutionID)<text:line-break/>Returns the environment.</text:p>
          <text:list>
            <text:list-item>
              <text:p text:style-name="P85">p_ExecutionID: Pass the execution ID which was retrieved via <text:s/>GetMyUniqueExecutionID()</text:p>
            </text:list-item>
          </text:list>
        </text:list-item>
        <text:list-item>
          <text:p text:style-name="P86">x_SetExecutionValue(Environment, p_name, p_Value)<text:line-break/>Set a hidden variable which only exists during the execution of the current element.</text:p>
          <text:list>
            <text:list-item>
              <text:p text:style-name="P86">p_name</text:p>
            </text:list-item>
            <text:list-item>
              <text:p text:style-name="P86">p_value</text:p>
            </text:list-item>
          </text:list>
        </text:list-item>
        <text:list-item>
          <text:p text:style-name="P86">x_GetExecutionValue(Environment, p_name)<text:line-break/>Get a hidden variable which only exists during the execution of the current element.</text:p>
          <text:list>
            <text:list-item>
              <text:p text:style-name="P86">p_name</text:p>
            </text:list-item>
          </text:list>
        </text:list-item>
        <text:list-item>
          <text:p text:style-name="P86">x_NewExecutionFunctionObject(Environment, p_ToCallFunction, params*)<text:line-break/><text:soft-page-break/>See TODO</text:p>
          <text:list>
            <text:list-item>
              <text:p text:style-name="P86">p_ToCallFunction: Write the function name (enclosed with "") which will be called</text:p>
            </text:list-item>
            <text:list-item>
              <text:p text:style-name="P87">params*: one or more parameters which will be passed to the called function later.</text:p>
            </text:list-item>
          </text:list>
        </text:list-item>
        <text:list-item>
          <text:p text:style-name="P87">x_GetThreadCountInCurrentInstance(Environment)</text:p>
          <text:list>
            <text:list-item>
              <text:p text:style-name="P87">returns the <text:span text:style-name="T36">current </text:span>thread count <text:span text:style-name="T36">of</text:span> current instance.</text:p>
            </text:list-item>
          </text:list>
        </text:list-item>
        <text:list-item>
          <text:p text:style-name="P88">x_ExecuteInNewAHKThread(Environment, p_functionObject, p_Code, p_VarsToImport, p_VarsToExport)<text:line-break/>See: TODO</text:p>
          <text:list>
            <text:list-item>
              <text:p text:style-name="P88">p_functionObject: function which will be called when the execution ends</text:p>
            </text:list-item>
            <text:list-item>
              <text:p text:style-name="P88">p_Code: Code which will be executed in the new ahk thread</text:p>
            </text:list-item>
            <text:list-item>
              <text:p text:style-name="P88">p_VarsToImport: Variables which will be available during the executtion of the code</text:p>
            </text:list-item>
            <text:list-item>
              <text:p text:style-name="P88">p_VarsToExport: Variables which will be returned after the execution of the code</text:p>
            </text:list-item>
          </text:list>
        </text:list-item>
      </text:list>
      <text:h text:style-name="P15" text:outline-level="3">Trigger API functions</text:h>
      <text:list xml:id="list165909758198011" text:continue-numbering="true" text:style-name="L6">
        <text:list-item>
          <text:p text:style-name="P88">x_trigger(Environment)<text:line-break/>Creates a new instance which start<text:span text:style-name="T37">s</text:span> from the current trigger.</text:p>
        </text:list-item>
        <text:list-item>
          <text:p text:style-name="P89">x_enabled(Environment, Result, Message = "")<text:line-break/>Notifies AHF that the element was enabled.</text:p>
          <text:list>
            <text:list-item>
              <text:p text:style-name="P89">Result. Should contain "normal" if no errors occured or "exception" if the trigger could not be enabled</text:p>
            </text:list-item>
            <text:list-item>
              <text:p text:style-name="P89">Message (optional): A message which will be logged. In case of exception it will be shown to user.</text:p>
            </text:list-item>
          </text:list>
        </text:list-item>
        <text:list-item>
          <text:p text:style-name="P89">x_disabled(Environment, Result, Message = "")<text:line-break/>Notifies AHF that the element was enabled.</text:p>
          <text:list>
            <text:list-item>
              <text:p text:style-name="P89">Result. Should contain "normal" if no errors occured or "exception" if the trigger could not be enabled</text:p>
            </text:list-item>
            <text:list-item>
              <text:p text:style-name="P89">Message (optional): A message which will be logged. In case of exception it will be shown to user.</text:p>
            </text:list-item>
          </text:list>
        </text:list-item>
      </text:list>
      <text:h text:style-name="P16" text:outline-level="3">Flow information and manipulation API functions</text:h>
      <text:list xml:id="list1426432422762628134" text:style-name="L7">
        <text:list-item>
          <text:p text:style-name="P90">x_GetMyFlowID(Environment)<text:line-break/>Returns the current flow ID. <text:span text:style-name="T38">The flow ID is needed by some of the following functions.</text:span></text:p>
        </text:list-item>
        <text:list-item>
          <text:p text:style-name="P91">x_GetMyFlowName(Environment)<text:line-break/>Returns the current flow name</text:p>
        </text:list-item>
        <text:list-item>
          <text:p text:style-name="P91">x_GetMyElementID(Environment)<text:line-break/>Returns the current element ID</text:p>
        </text:list-item>
        <text:list-item>
          <text:p text:style-name="P92">x_FlowExistsByName(p_FlowName)<text:line-break/>Returns true if a flow exists which has this name</text:p>
        </text:list-item>
        <text:list-item>
          <text:p text:style-name="P92">x_getFlowIDByName(p_FlowName)<text:line-break/>Returns the flow ID of the flow which has this name</text:p>
        </text:list-item>
        <text:list-item>
          <text:p text:style-name="P92">x_FlowExists(p_FlowID)<text:line-break/>Returns true if the flow exists</text:p>
        </text:list-item>
        <text:list-item>
          <text:p text:style-name="P92"><text:soft-page-break/>x_isFlowEnabled(p_FlowID)<text:line-break/>Returns true if at least one trigger of a flow is enabled</text:p>
        </text:list-item>
        <text:list-item>
          <text:p text:style-name="P92">x_isFlowExecuting(p_FlowID)<text:line-break/>Returns true if the flow is executing</text:p>
        </text:list-item>
        <text:list-item>
          <text:p text:style-name="P93">x_FlowEnable(p_FlowID)<text:line-break/>Enables all triggers of a flow</text:p>
        </text:list-item>
        <text:list-item>
          <text:p text:style-name="P93">x_FlowDisable(p_FlowID)<text:line-break/>Disables all triggers of a flow</text:p>
        </text:list-item>
        <text:list-item>
          <text:p text:style-name="P93">x_FlowStop(p_FlowID)<text:line-break/>Stops all current instances of a flow</text:p>
        </text:list-item>
        <text:list-item>
          <text:p text:style-name="P93">x_GetListOfFlowNames()<text:line-break/>Returns an array of all flow names</text:p>
        </text:list-item>
        <text:list-item>
          <text:p text:style-name="P93">x_GetListOfFlowIDs()<text:line-break/>Returns an array of all flow IDs</text:p>
        </text:list-item>
        <text:list-item>
          <text:p text:style-name="P93">x_getAllElementIDsOfType(p_FlowID, p_Type)<text:line-break/>Returns an array with all element IDs of a specific type in a flow</text:p>
          <text:list>
            <text:list-item>
              <text:p text:style-name="P93">p_Type: Specify the type ("action", "condition", "loop" or "trigger")</text:p>
            </text:list-item>
          </text:list>
        </text:list-item>
        <text:list-item>
          <text:p text:style-name="P93">x_getAllElementIDsOfClass(p_FlowID, p_Class)<text:line-break/>Returns an array with all element IDs of a specific class in a flow</text:p>
          <text:list>
            <text:list-item>
              <text:p text:style-name="P93">p_Class: Specyfy the element class (e.g. "trigger_manual" or "action_beep")</text:p>
            </text:list-item>
          </text:list>
        </text:list-item>
        <text:list-item>
          <text:p text:style-name="P93">x_getElementPars(p_FlowID, p_ElementID)<text:line-break/>Returns an object with a copy of all current element parameters.</text:p>
        </text:list-item>
        <text:list-item>
          <text:p text:style-name="P93">x_getElementName(p_FlowID, p_ElementID)<text:line-break/>Returns the name of an element</text:p>
        </text:list-item>
        <text:list-item>
          <text:p text:style-name="P93">x_getElementClass(p_FlowID, p_ElementID)<text:line-break/>Returns the class of an element</text:p>
        </text:list-item>
        <text:list-item>
          <text:p text:style-name="P93">x_ManualTriggerExist(p_FlowID, p_TriggerName = "")<text:line-break/>Returns true if a specific manual trigger exists</text:p>
          <text:list>
            <text:list-item>
              <text:p text:style-name="P94">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93">x_isManualTriggerEnabled(p_FlowID, p_TriggerName="")<text:line-break/>Returns true if a specific manual trigger is enabled</text:p>
          <text:list>
            <text:list-item>
              <text:p text:style-name="P94">p_TriggerName<text:span text:style-name="T39"> (optional)</text:span>: Name resp. ID of the trigger. If empty, it checks the default manual trigger.</text:p>
            </text:list-item>
          </text:list>
        </text:list-item>
        <text:list-item>
          <text:p text:style-name="P93">x_ManualTriggerEnable(p_FlowID, p_TriggerName="")<text:line-break/>Enable<text:span text:style-name="T39">s</text:span> a manual trigger</text:p>
          <text:list>
            <text:list-item>
              <text:p text:style-name="P94">p_TriggerName<text:span text:style-name="T39"> (optional)</text:span>: Name resp. ID of the trigger. If empty, <text:span text:style-name="T39">it </text:span>enables <text:span text:style-name="T39">the default </text:span>manual trigger.</text:p>
            </text:list-item>
          </text:list>
        </text:list-item>
        <text:list-item>
          <text:p text:style-name="P94"><text:span text:style-name="T39">x_ManualTriggerDisable</text:span>(p_FlowID, p_TriggerName="")<text:line-break/><text:span text:style-name="T39">Disables</text:span> a manual trigger</text:p>
          <text:list>
            <text:list-item>
              <text:p text:style-name="P94">p_TriggerName<text:span text:style-name="T39"> (optional)</text:span>: Name resp. ID of the trigger. If empty, <text:span text:style-name="T39">it disables the default</text:span> manual trigger.</text:p>
            </text:list-item>
          </text:list>
        </text:list-item>
        <text:list-item>
          <text:p text:style-name="P95"><text:soft-page-break/>x_ManualTriggerExecute(p_FlowID, p_TriggerName = "", p_Variables ="", p_CallBackFunction ="")<text:line-break/>Executes a manual trigger</text:p>
          <text:list>
            <text:list-item>
              <text:p text:style-name="P94">p_TriggerName<text:span text:style-name="T39"> (optional)</text:span>: Name resp. ID of the trigger. If empty, <text:span text:style-name="T39">it executes the default</text:span> manual trigger.</text:p>
            </text:list-item>
            <text:list-item>
              <text:p text:style-name="P95">p_Variables (optional): Object which contains variables which were exported using <text:span text:style-name="T33">x_ExportAllInstanceVars</text:span>()</text:p>
            </text:list-item>
            <text:list-item>
              <text:p text:style-name="P95">p_CallBackFunction (optional):Function, which will be called when the execution instance ends.</text:p>
            </text:list-item>
          </text:list>
        </text:list-item>
      </text:list>
      <text:h text:style-name="P17" text:outline-level="3">Editor API functions</text:h>
      <text:p text:style-name="P8">Those functions can be accessed in the editor functions.</text:p>
      <text:list xml:id="list3286434297587050612" text:style-name="L8">
        <text:list-item>
          <text:p text:style-name="P96">x_Par_Disable(Environment,p_ParameterID, p_TrueOrFalse = True)<text:line-break/>Disables all contols which can change the specified parameter.</text:p>
          <text:list>
            <text:list-item>
              <text:p text:style-name="P96">p_ParameterID: ID of the parameter</text:p>
            </text:list-item>
            <text:list-item>
              <text:p text:style-name="P96">p_TrueOrFalse (optional): If true or omitted, it will disable the control. If false, it will enable it.</text:p>
            </text:list-item>
          </text:list>
        </text:list-item>
        <text:list-item>
          <text:p text:style-name="P96">x_Par_Enable(Environment,p_ParameterID, p_TrueOrFalse = True)<text:line-break/>Enables all contols which can change the specified parameter.</text:p>
          <text:list>
            <text:list-item>
              <text:p text:style-name="P96">p_ParameterID: ID of the parameter</text:p>
            </text:list-item>
            <text:list-item>
              <text:p text:style-name="P96">p_TrueOrFalse (optional): If true or omitted, it will enable the control. If false, it will disable it.</text:p>
            </text:list-item>
          </text:list>
        </text:list-item>
        <text:list-item>
          <text:p text:style-name="P96">x_Par_SetValue(Environment,p_ParameterID, p_Value)<text:line-break/>Sets a value of a parameter inside the control.</text:p>
          <text:list>
            <text:list-item>
              <text:p text:style-name="P96">p_ParameterID: ID of the parameter</text:p>
            </text:list-item>
            <text:list-item>
              <text:p text:style-name="P96">p_Value: new Value</text:p>
            </text:list-item>
          </text:list>
        </text:list-item>
        <text:list-item>
          <text:p text:style-name="P96">x_Par_GetValue(Environment,p_ParameterID)<text:line-break/>Returns the value of the parameter from the control</text:p>
          <text:list>
            <text:list-item>
              <text:p text:style-name="P96">p_ParameterID: ID of the parameter</text:p>
            </text:list-item>
          </text:list>
        </text:list-item>
        <text:list-item>
          <text:p text:style-name="P96">x_Par_SetChoices(Environment,p_ParameterID, p_Choices)<text:line-break/>Sets the choices of a controls. Works with DropDown, Listbox, Combobox</text:p>
          <text:list>
            <text:list-item>
              <text:p text:style-name="P96">p_ParameterID: ID of the parameter</text:p>
            </text:list-item>
            <text:list-item>
              <text:p text:style-name="P96">p_Choices: Array of choices</text:p>
            </text:list-item>
          </text:list>
        </text:list-item>
      </text:list>
      <text:h text:style-name="P18" text:outline-level="3">General API functions</text:h>
      <text:p text:style-name="P9">Those functions can be used everywhere.</text:p>
      <text:list xml:id="list3685946834738566260" text:style-name="L9">
        <text:list-item>
          <text:p text:style-name="P97">x_randomPhrase()<text:line-break/>returns a random phrase of two words (adjective and noun). This can be used to generate a memorizable ID.</text:p>
        </text:list-item>
        <text:list-item>
          <text:p text:style-name="P97">x_ConvertObjToString(p_Value)<text:line-break/>Converts a object to string</text:p>
        </text:list-item>
        <text:list-item>
          <text:p text:style-name="P97">x_ConvertStringToObj(p_Value)<text:line-break/><text:soft-page-break/>Converts a string to object. It must be in same format as function x_ConvertObjToString() returns.</text:p>
        </text:list-item>
        <text:list-item>
          <text:p text:style-name="P97">x_ConvertStringToObjOrObjToString(p_Value)<text:line-break/>Converts an object to tring or a string to object, depending on the passed val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2M23S</meta:editing-duration>
    <meta:editing-cycles>79</meta:editing-cycles>
    <meta:generator>LibreOffice/5.1.6.2$Windows_X86_64 LibreOffice_project/07ac168c60a517dba0f0d7bc7540f5afa45f0909</meta:generator>
    <dc:date>2017-01-15T19:27:42.741000000</dc:date>
    <dc:creator>Paul Bichler</dc:creator>
    <meta:document-statistic meta:table-count="0" meta:image-count="0" meta:object-count="0" meta:page-count="12" meta:paragraph-count="252" meta:word-count="3215" meta:character-count="21293" meta:non-whitespace-character-count="18534"/>
    <meta:user-defined meta:name="Info 1"/>
    <meta:user-defined meta:name="Info 2"/>
    <meta:user-defined meta:name="Info 3"/>
    <meta:user-defined meta:name="Info 4"/>
  </office:meta>
</office:document-meta>
</file>